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54a1f" officeooo:paragraph-rsid="00115fda"/>
    </style:style>
    <style:style style:name="P3" style:family="paragraph" style:parent-style-name="Standard">
      <style:paragraph-properties fo:text-align="center" style:justify-single-word="false"/>
      <style:text-properties officeooo:rsid="00102324" officeooo:paragraph-rsid="00115fda"/>
    </style:style>
    <style:style style:name="P4" style:family="paragraph" style:parent-style-name="Standard">
      <style:text-properties officeooo:rsid="00102324" officeooo:paragraph-rsid="00115fda"/>
    </style:style>
    <style:style style:name="P5" style:family="paragraph" style:parent-style-name="Standard">
      <style:paragraph-properties fo:text-align="start" style:justify-single-word="false"/>
      <style:text-properties officeooo:rsid="00128c2d" officeooo:paragraph-rsid="00128c2d"/>
    </style:style>
    <style:style style:name="P6" style:family="paragraph" style:parent-style-name="Standard">
      <style:paragraph-properties fo:text-align="start" style:justify-single-word="false"/>
      <style:text-properties officeooo:rsid="00154bb7" officeooo:paragraph-rsid="00154bb7"/>
    </style:style>
    <style:style style:name="P7" style:family="paragraph" style:parent-style-name="Standard">
      <style:paragraph-properties fo:text-align="start" style:justify-single-word="false"/>
      <style:text-properties officeooo:rsid="00157b5b" officeooo:paragraph-rsid="00157b5b"/>
    </style:style>
    <style:style style:name="P8" style:family="paragraph" style:parent-style-name="Standard">
      <style:paragraph-properties fo:text-align="start" style:justify-single-word="false"/>
      <style:text-properties officeooo:rsid="0015cadd" officeooo:paragraph-rsid="0015cadd"/>
    </style:style>
    <style:style style:name="T1" style:family="text">
      <style:text-properties officeooo:rsid="00115fda"/>
    </style:style>
    <style:style style:name="T2" style:family="text">
      <style:text-properties officeooo:rsid="0015ca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ESSY</text:p>
      <text:p text:style-name="P4">THOMAS</text:p>
      <text:p text:style-name="P3">My Angular</text:p>
      <text:p text:style-name="P2">TP-<text:span text:style-name="T1">5</text:span></text:p>
      <text:p text:style-name="P5"/>
      <text:p text:style-name="P5">Les objectifs de ce TP sont :</text:p>
      <text:p text:style-name="P5">-Ajouter une vue Dashboard</text:p>
      <text:p text:style-name="P5"/>
      <text:p text:style-name="P5">-Ajouter la possibilité de naviguer entre les vues Heroes et Dashboard.</text:p>
      <text:p text:style-name="P5"/>
      <text:p text:style-name="P5">-Lorsque les utilisateurs cliquent sur un nom de héros dans l'une des vues, accédez à une vue détaillée du héros sélectionné.</text:p>
      <text:p text:style-name="P5"/>
      <text:p text:style-name="P5">-Lorsque les utilisateurs cliquent sur un lien profond dans un e-mail, ouvrez la vue détaillée d'un héros particulier.</text:p>
      <text:p text:style-name="P5"/>
      <text:p text:style-name="P5">1.</text:p>
      <text:p text:style-name="P5">On créer un module pour configurer le routage de l’application.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/>ng generate module app-routing --flat --module=app</text:p>
          </table:table-cell>
        </table:table-row>
      </table:table>
      <text:p text:style-name="P5">On utilise les options :</text:p>
      <text:p text:style-name="P5">--flat place le fichier dans src/app au lieu de son propre dossier.</text:p>
      <text:p text:style-name="P5">--module=app demande à la CLI de l'enregistrer dans le tableau imports de l'AppModule.</text:p>
      <text:p text:style-name="P5"/>
      <text:p text:style-name="P5">2. On ajoute des routes</text:p>
      <text:p text:style-name="P5">Pour les créer un importe</text:p>
      <text:p text:style-name="P5"><text:s/>le composant chosi :le composant que le routeur doit créer lors de la navigation vers cette route.</text:p>
      <text:p text:style-name="P5"><text:s/>le path : une chaîne qui correspond à l'URL dans la barre d'adresse du navigateur.</text:p>
      <text:p text:style-name="P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import { HeroesComponent } <text:s text:c="5"/>from './heroes/heroes.component';</text:p>
            <text:p text:style-name="P1"/>
            <text:p text:style-name="P1">const routes: Routes = [</text:p>
            <text:p text:style-name="P1"><text:s text:c="2"/>{ path: 'heroes', component: HeroesComponent }</text:p>
            <text:p text:style-name="P1">];</text:p>
          </table:table-cell>
        </table:table-row>
      </table:table>
      <text:p text:style-name="P5"/>
      <text:p text:style-name="P5">3.</text:p>
      <text:p text:style-name="P6">Nous utilisons le RouterModule.forRoot () permettant d’écouter les changements d’emplacements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imports: [ RouterModule.forRoot(routes) ],</text:p>
          </table:table-cell>
        </table:table-row>
      </table:table>
      <text:p text:style-name="P6"/>
      <text:p text:style-name="P6">La méthode s'appelle forRoot () car vous configurez le routeur au niveau racine de l'application. </text:p>
      <text:p text:style-name="P6">La méthode forRoot() fournit les fournisseurs de services et les directives nécessaires au routage et effectue la navigation initiale en fonction de l'URL du navigateur actuel.</text:p>
      <text:p text:style-name="P6"/>
      <text:p text:style-name="P6">4. On ajoute le routerOutlet permettant d’indiquer au routeur où afficher la vue routée.</text:p>
      <text:p text:style-name="P6">C’est ne des directives de routeur qui sont devenues disponibles pour AppComponent car AppModule importe le AppRoutingModule qui a exporté RouterModule.</text:p>
      <text:p text:style-name="P6"/>
      <text:p text:style-name="P6">5.</text:p>
      <text:p text:style-name="P6">Ici on ajouter les liens entre les différentes pages avec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6"><text:s/>&lt;a routerlink= "/page"&gt;page&lt;/a&gt;</text:p>
          </table:table-cell>
        </table:table-row>
      </table:table>
      <text:p text:style-name="P6"/>
      <text:p text:style-name="P6"/>
      <text:p text:style-name="P6"><text:soft-page-break/></text:p>
      <text:p text:style-name="P6">6. Ici, on crée le composant tableau de bord</text:p>
      <text:p text:style-name="P6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">ng generate component dashboard</text:p>
          </table:table-cell>
        </table:table-row>
      </table:table>
      <text:p text:style-name="P6"/>
      <text:p text:style-name="P7">7. on ajoute la route du tableau de bord pour naviguer vers le tableau de bord.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">import { DashboardComponent } <text:s text:c="2"/>from './dashboard/dashboard.component';</text:p>
            <text:p text:style-name="P1">{ path: 'dashboard', component: DashboardComponent },</text:p>
          </table:table-cell>
        </table:table-row>
      </table:table>
      <text:p text:style-name="P7"/>
      <text:p text:style-name="P7">8. on ajoute une route par défaut lorsque, par exemple, on démare l’application.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">{ path: '', redirectTo: '/dashboard', pathMatch: 'full' },</text:p>
          </table:table-cell>
        </table:table-row>
      </table:table>
      <text:p text:style-name="P7">Ceci permet de charger le composant DashboardComponent et la barre d'adresse du navigateur affiche l'URL /dashboard.</text:p>
      <text:p text:style-name="P7"/>
      <text:p text:style-name="P7">11. on supprime l’élément &lt;app-hero-details&gt;, l’app ne fonctionne plus mais on peut corriger cela avec l’activation du routage vers HeroDetailComponent.</text:p>
      <text:p text:style-name="P7"/>
      <text:p text:style-name="P7">12. on ajoute la route vers hero/detail</text:p>
      <text:p text:style-name="P7"/>
      <text:p text:style-name="P7">13-14. On crée un lien vers DashboardComponent et HeroesComponent</text:p>
      <text:p text:style-name="P7">Ici on utilise le répéteur *ngFor pour insérer les <text:span text:style-name="T2">hero.id</text:span></text:p>
      <text:p text:style-name="P7"/>
      <text:p text:style-name="P8">15. On enlève la méthode onSelect () et la propriété selectedHero qui ne sont plus utilisées.</text:p>
      <text:p text:style-name="P8"/>
      <text:p text:style-name="P8">17. On extrait le paramètre id de la route</text:p>
      <text:p text:style-name="P8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">ngOnInit(): void {</text:p>
            <text:p text:style-name="P1"><text:s text:c="2"/>this.getHero();</text:p>
            <text:p text:style-name="P1">}</text:p>
            <text:p text:style-name="P1"/>
            <text:p text:style-name="P1">getHero(): void {</text:p>
            <text:p text:style-name="P1"><text:s text:c="2"/>const id = +this.route.snapshot.paramMap.get('id');</text:p>
            <text:p text:style-name="P1"><text:s text:c="2"/>this.heroService.getHero(id)</text:p>
            <text:p text:style-name="P1"><text:s text:c="4"/>.subscribe(hero =&gt; this.hero = hero);</text:p>
            <text:p text:style-name="P1">}</text:p>
          </table:table-cell>
        </table:table-row>
      </table:table>
      <text:p text:style-name="P8"/>
      <text:p text:style-name="P8">La clé "id" renvoie l'identifiant du héros à récupérer.</text:p>
      <text:p text:style-name="P8"/>
      <text:p text:style-name="P8">18. On ajoute HeroService.getHero ()</text:p>
      <text:p text:style-name="P8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">getHero(id: number): Observable&lt;Hero&gt; {</text:p>
            <text:p text:style-name="P1"><text:s text:c="2"/>// Todo: send the message _after_ fetching the hero</text:p>
            <text:p text:style-name="P1"><text:s text:c="2"/>this.messageService.add(`HeroService: fetched hero id=${id}`);</text:p>
            <text:p text:style-name="P1"><text:s text:c="2"/>return of(HEROES.find(hero =&gt; hero.id === id));</text:p>
            <text:p text:style-name="P1">}</text:p>
          </table:table-cell>
        </table:table-row>
      </table:table>
      <text:p text:style-name="P8"/>
      <text:p text:style-name="P8">Cela permet d’afficher les détails du héros en sélectionnant l’id avec detail.</text:p>
      <text:p text:style-name="P8"/>
      <text:p text:style-name="P8">localhost:4200/detail/11 renvoie le détail d eMr. Nice</text:p>
      <text:p text:style-name="P8"/>
      <text:p text:style-name="P8"><text:soft-page-break/>19. On ajoute un chemin de retour avec la fonction goback()</text:p>
      <text:p text:style-name="P8"><text:s/>&lt;button (click)="goBack()"&gt;go back&lt;/button&gt; dans le code html</text:p>
      <text:p text:style-name="P8"/>
      <text:p text:style-name="P8"/>
      <text:p text:style-name="P8">et cela dans le .ts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">goBack(): void {</text:p>
            <text:p text:style-name="P1"><text:s text:c="2"/>this.location.back();</text:p>
            <text:p text:style-name="P1">}</text:p>
          </table:table-cell>
        </table:table-row>
      </table:table>
      <text:p text:style-name="P8"/>
      <text:p text:style-name="P8"/>
      <text:p text:style-name="P8">CONCLUSION</text:p>
      <text:p text:style-name="P8"/>
      <text:p text:style-name="P8"/>
      <text:p text:style-name="P8">- nous avons ajouté le routeur d'Angular pour pouvoir naviguer parmi les différents composants.</text:p>
      <text:p text:style-name="P8">- nous avons transformé AppComponent en un shell de navigation avec des liens &lt;a&gt; et un &lt;routeur-outlet&gt;.</text:p>
      <text:p text:style-name="P8">- nous avons configuré le routeur dans un AppRoutingModule</text:p>
      <text:p text:style-name="P8">- nous avons défini des routes simples, une route de redirection et une route paramétrée.</text:p>
      <text:p text:style-name="P8">- nous avons utilisé la directive routerLink dans les éléments &lt;a&gt;.</text:p>
      <text:p text:style-name="P8">- nous avons refaçonné une vue maître/détail étroitement couplée en une vue détaillée routée.</text:p>
      <text:p text:style-name="P8">- nous avons utilisé les paramètres de lien du routeur pour accéder à la vue détaillée d'un héros sélectionné par l'utilisateur.</text:p>
      <text:p text:style-name="P8">- nous avons partagé le HeroService à plusieurs composants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2:10:46.416000000</meta:creation-date>
    <dc:date>2018-12-23T17:24:27.649000000</dc:date>
    <meta:editing-duration>PT19M56S</meta:editing-duration>
    <meta:editing-cycles>4</meta:editing-cycles>
    <meta:generator>LibreOffice/6.0.7.3$Windows_X86_64 LibreOffice_project/dc89aa7a9eabfd848af146d5086077aeed2ae4a5</meta:generator>
    <meta:document-statistic meta:table-count="10" meta:image-count="0" meta:object-count="0" meta:page-count="3" meta:paragraph-count="79" meta:word-count="646" meta:character-count="4271" meta:non-whitespace-character-count="3675"/>
  </office:meta>
</office:document-meta>
</file>